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c0aec" officeooo:paragraph-rsid="001c0aec" style:font-size-asian="20pt" style:font-size-complex="20pt"/>
    </style:style>
    <style:style style:name="P4" style:family="paragraph" style:parent-style-name="Standard">
      <style:text-properties style:font-name="Courier" fo:font-size="16pt" officeooo:rsid="001c0aec" officeooo:paragraph-rsid="001c0aec" style:font-size-asian="16pt" style:font-size-complex="16pt"/>
    </style:style>
    <style:style style:name="P5" style:family="paragraph" style:parent-style-name="Standard">
      <style:text-properties style:font-name="Courier" fo:font-size="16pt" officeooo:paragraph-rsid="001c0aec" style:font-size-asian="16pt" style:font-size-complex="16pt"/>
    </style:style>
    <style:style style:name="T1" style:family="text">
      <style:text-properties officeooo:rsid="001c0aec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ock of Ages, Cleft for Me</text:p>
      <text:p text:style-name="P1"/>
      <text:p text:style-name="P4">Rock of Ages, cleft for me,</text:p>
      <text:p text:style-name="P4">Let me hide myself in Thee;</text:p>
      <text:p text:style-name="P4">Let the water and the blood,</text:p>
      <text:p text:style-name="P4">From Thy riven side which flowed,</text:p>
      <text:p text:style-name="P4">Be of sin the double cure,</text:p>
      <text:p text:style-name="P4">Cleanse me from its guilt and power.</text:p>
      <text:p text:style-name="P4"/>
      <text:p text:style-name="P4">Not the labors of my hands</text:p>
      <text:p text:style-name="P4">Can fulfill Thy law’s demand;</text:p>
      <text:p text:style-name="P4">Could my zeal no respite know,</text:p>
      <text:p text:style-name="P4">Could my tears forever flow,</text:p>
      <text:p text:style-name="P4">All for sin could not atone,</text:p>
      <text:p text:style-name="P4">Thou must save, and Thou alone.</text:p>
      <text:p text:style-name="P4"/>
      <text:p text:style-name="P4">Nothing in my hand I bring,</text:p>
      <text:p text:style-name="P4">Simply to Thy cross I cling;</text:p>
      <text:p text:style-name="P4">Naked, come to Thee for dress,</text:p>
      <text:p text:style-name="P4">Helpless, look to Thee for grace;</text:p>
      <text:p text:style-name="P4">Foul, I to the fountain fly,</text:p>
      <text:p text:style-name="P4">Wash me, Saviour, or I die!</text:p>
      <text:p text:style-name="P4"/>
      <text:p text:style-name="P4">While I draw this fleeting breath,</text:p>
      <text:p text:style-name="P4">When mine eyes shall close in death,</text:p>
      <text:p text:style-name="P4">When I soar to worlds unknown,</text:p>
      <text:p text:style-name="P4">See Thee on Thy judgment throne,</text:p>
      <text:p text:style-name="P4">Rock of Ages, cleft for me,</text:p>
      <text:p text:style-name="P5"><text:span text:style-name="T1">Let me hide myself in Thee.</text:span></text:p>
      <text:p text:style-name="P2"/>
      <text:p text:style-name="P2">Composer: <text:span text:style-name="T1">Thomas Hastings, (1784-1872)</text:span></text:p>
      <text:p text:style-name="P2">Lyricist: <text:span text:style-name="T1">Augustus M. Toplady (1740-1778)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07T11:50:07.615000000</meta:creation-date>
    <meta:editing-duration>PT8M44S</meta:editing-duration>
    <meta:editing-cycles>2</meta:editing-cycles>
    <meta:generator>LibreOffice/6.4.4.2$Windows_X86_64 LibreOffice_project/3d775be2011f3886db32dfd395a6a6d1ca2630ff</meta:generator>
    <dc:title>Tuba Hymn Lyrics</dc:title>
    <dc:date>2022-09-07T11:58:51.321000000</dc:date>
    <meta:document-statistic meta:table-count="0" meta:image-count="0" meta:object-count="0" meta:page-count="1" meta:paragraph-count="27" meta:word-count="159" meta:character-count="814" meta:non-whitespace-character-count="681"/>
    <meta:template xlink:type="simple" xlink:actuate="onRequest" xlink:title="Tuba Hymn Lyrics" xlink:href="../../../../../AppData/Roaming/LibreOffice/4/user/template/Tuba%20Hymn%20Lyrics.ott" meta:date="2022-09-07T11:50:07.220000000"/>
  </office:meta>
</office:document-meta>
</file>